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Times New Roman"/>
    </style:style>
    <style:style style:name="T1" style:family="text">
      <style:text-properties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17 décembre 2009</text:p>
      <text:p text:style-name="Standard">A Ivry sur Seines</text:p>
      <text:p text:style-name="Standard"/>
      <text:p text:style-name="Standard"/>
      <text:p text:style-name="Standard"/>
      <text:p text:style-name="Standard"/>
      <text:p text:style-name="Standard"/>
      <text:p text:style-name="Standard"><text:tab/><text:tab/>Monsieur le directeur de l'école Doctorale,</text:p>
      <text:p text:style-name="Standard"/>
      <text:p text:style-name="Standard"><text:tab/>Depuis 4 ans responsable du Laboratoire Système et sécurité de l'école EPITECH, je souhaiterais approfondir mes compétences scientifiques en effectuant une thèse dans votre université. Après un parcours technique (IUT, école privé formant des experts) qui m'a amené à exercer <text:s/>l'emploi d'ingénieur d'étude et développement au sein du groupe ON-X, j'ai souhaité me réorienté vers l'enseignement et la recherche en acceptant la proposition de mon ancienne école pour occuper le poste de responsable de laboratoire et enseignant du module de compilation (cours de troisième année du cycle de master epitech). Toutefois, j'avais déjà eu une expérience dans ces deux domaines.</text:p>
      <text:p text:style-name="Standard"/>
      <text:p text:style-name="Standard"><text:tab/>Assistants professeur pendant ma 4ieme et 5ieme année, notamment en compilation, j'ai poursuivi en tant que professeur vacataire en parallèle de mon emploi dans le groupe ON-X. J'ai pendant cette période, restructurer complètement le cours de compilation en créant le projet KOOC, qui permet aux étudiants d'aborder le fonctionnement interne des compilateurs objets tel que C++. <text:tab/></text:p>
      <text:p text:style-name="Standard"/>
      <text:p text:style-name="Standard"><text:tab/>Concernant le domaine scientifique, j'ai eu l'occasion lors de ma dernière année d'epitech de l'aborder en publiant dans une conférence internationale<text:note text:id="ftn1" text:note-class="footnote"><text:note-citation>1</text:note-citation><text:note-body><text:p text:style-name="P1">« Collecte d'informations pertinentes et sécurisés sur Internet. » L. Auroux, M. Camus, D. Gousseau: SECI02, Tunis.</text:p></text:note-body></text:note>. Lors de mon activité professionnel, j'ai participé à deux projet de recherche européen OpenEvidence<text:note text:id="ftn4" text:note-class="footnote"><text:note-citation>2</text:note-citation><text:note-body><text:p text:style-name="Footnote">IST-2001-35174 http://www.openevidence.org/</text:p></text:note-body></text:note> et EuropePKI<text:note text:id="ftn0" text:note-class="footnote"><text:note-citation>3</text:note-citation><text:note-body><text:p text:style-name="Footnote">IST 2001-34340 http://www.europepki.org</text:p></text:note-body></text:note>. Ensuite<text:span text:style-name="T1">, en intégrant le L.S.E, j'ai continué en mettant en place le projet de fin d'étude rathaxes qui est un projet qui fait suite à la thèse du docteur L.Réveillère (Université de rennes, LABRI) dans une optique industriel et open source. Projet qui fut présenté lors d'une conférences à l'université de Mont de Marsan</text:span><text:span text:style-name="T1"><text:note text:id="ftn2" text:note-class="footnote"><text:note-citation>4</text:note-citation><text:note-body><text:p text:style-name="P1"><text:tab/>Les RMLL 2008 (réunion mondiale du logiciel libre):</text:p><text:p text:style-name="P1"><text:tab/><text:tab/><text:tab/><text:a xlink:type="simple" xlink:href="http://2008.rmll.info/Projet-Rathaxes.html">http://2008.rmll.info/Projet-Rathaxes.html</text:a></text:p></text:note-body></text:note></text:span><text:span text:style-name="T1"> et lors d'une autre conférence à Eindhoven (hollande)</text:span><text:span text:style-name="T1"><text:note text:id="ftn3" text:note-class="footnote"><text:note-citation>5</text:note-citation><text:note-body><text:p text:style-name="P1"><text:tab/>T-DOSE 2008 (Technical Dutch Open Source Event): </text:p><text:p text:style-name="P1"><text:tab/><text:tab/><text:tab/> http://www.t-dose.org/2008/talk/rathaxes</text:p></text:note-body></text:note></text:span><text:span text:style-name="T1">.</text:span></text:p>
      <text:p text:style-name="Standard"><text:span text:style-name="T1"><text:tab/></text:span></text:p>
      <text:p text:style-name="Standard"><text:span text:style-name="T1"><text:tab/>Cette thèse constitue pour moi une étape naturel dans ce parcours professionnel et j'espère vous avoir démontrer mon implication et ma motivation. Dans l'attente d'une réponse, je vous prie d'agréer mes salutations les plus respectueuses.</text:span></text:p>
      <text:p text:style-name="P1"><text:tab/></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uroux lionel</meta:initial-creator>
    <meta:creation-date>2009-12-17T15:50:41</meta:creation-date>
    <dc:date>2009-12-18T10:57:50</dc:date>
    <dc:creator>auroux lionel</dc:creator>
    <meta:editing-duration>PT03H00M12S</meta:editing-duration>
    <meta:editing-cycles>21</meta:editing-cycles>
    <meta:generator>OpenOffice.org/3.1$Linux OpenOffice.org_project/310m19$Build-9420</meta:generator>
    <meta:document-statistic meta:table-count="0" meta:image-count="0" meta:object-count="0" meta:page-count="1" meta:paragraph-count="17" meta:word-count="351" meta:character-count="2412"/>
  </office:meta>
</office:document-meta>
</file>